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4ab1"/>
    </style:style>
    <style:style style:name="P2" style:family="paragraph" style:parent-style-name="Standard">
      <style:text-properties officeooo:paragraph-rsid="00014ab1" fo:background-color="#ffff00"/>
    </style:style>
    <style:style style:name="T1" style:family="text">
      <style:text-properties officeooo:rsid="0020007c"/>
    </style:style>
    <style:style style:name="T2" style:family="text">
      <style:text-properties officeooo:rsid="001ee930"/>
    </style:style>
    <style:style style:name="T3" style:family="text">
      <style:text-properties officeooo:rsid="003c45e5"/>
    </style:style>
    <style:style style:name="T4" style:family="text">
      <style:text-properties officeooo:rsid="0034e255"/>
    </style:style>
    <style:style style:name="T5" style:family="text">
      <style:text-properties officeooo:rsid="00360d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- create patient</text:p>
      <text:p text:style-name="P1">create table patient(</text:p>
      <text:p text:style-name="P1"><text:tab/>pid<text:tab/> <text:s text:c="2"/>varchar(5<text:span text:style-name="T1">0</text:span>) not null unique,</text:p>
      <text:p text:style-name="P1"><text:tab/>patient_name varchar(<text:span text:style-name="T2">5</text:span>0),</text:p>
      <text:p text:style-name="P1"><text:tab/>gender varchar(1) check (gender = 'M' or gender = 'F'),</text:p>
      <text:p text:style-name="P1"><text:tab/>dob <text:s/>Date,</text:p>
      <text:p text:style-name="P1"><text:tab/>phone int, </text:p>
      <text:p text:style-name="P1"><text:tab/>insurance varchar(1) check (insurance = 'Y' or insurance = 'N'),</text:p>
      <text:p text:style-name="P1"><text:tab/>email varchar(<text:span text:style-name="T1">5</text:span>0),</text:p>
      <text:p text:style-name="P1"><text:tab/>address varchar(<text:span text:style-name="T1">5</text:span>0),</text:p>
      <text:p text:style-name="P1"><text:tab/>primary key (pid)</text:p>
      <text:p text:style-name="P1">);</text:p>
      <text:p text:style-name="P1"/>
      <text:p text:style-name="P2">-- create location</text:p>
      <text:p text:style-name="P1">create table test_location(</text:p>
      <text:p text:style-name="P1"><text:tab/>service_id varchar(5<text:span text:style-name="T1">0</text:span>) not null unique,</text:p>
      <text:p text:style-name="P1"><text:tab/>room_id varchar(5<text:span text:style-name="T1">0</text:span>),</text:p>
      <text:p text:style-name="P1"><text:tab/>building varchar(5<text:span text:style-name="T1">0</text:span>),</text:p>
      <text:p text:style-name="P1"><text:tab/>primary key (service_id)</text:p>
      <text:p text:style-name="P1">);</text:p>
      <text:p text:style-name="P1"/>
      <text:p text:style-name="P2">-- create doctor</text:p>
      <text:p text:style-name="P1">create table doctor(</text:p>
      <text:p text:style-name="P1"><text:tab/>did varchar(5<text:span text:style-name="T1">0</text:span>) NOT NULL unique,</text:p>
      <text:p text:style-name="P1"><text:tab/>service_id varchar(5<text:span text:style-name="T1">0</text:span>) not null,</text:p>
      <text:p text:style-name="P1"><text:tab/>doctor_name varchar(<text:span text:style-name="T2">5</text:span>0),</text:p>
      <text:p text:style-name="P1"><text:tab/>specialization varchar(<text:span text:style-name="T1">5</text:span>0),</text:p>
      <text:p text:style-name="P1"><text:tab/>primary key (did),</text:p>
      <text:p text:style-name="P1"><text:tab/>foreign key (service_id) references test_location(service_id)</text:p>
      <text:p text:style-name="P1">);</text:p>
      <text:p text:style-name="P1"/>
      <text:p text:style-name="P2">-- create training</text:p>
      <text:p text:style-name="P1">create table training(</text:p>
      <text:p text:style-name="P1"><text:tab/>did varchar(5<text:span text:style-name="T1">0</text:span>) not null,</text:p>
      <text:p text:style-name="P1"><text:tab/>certificate varchar(<text:span text:style-name="T1">5</text:span>0),</text:p>
      <text:p text:style-name="P1"><text:tab/>certification_date Date,</text:p>
      <text:p text:style-name="P1"><text:tab/>certification_expire Date,</text:p>
      <text:p text:style-name="P1"><text:tab/>primary key(did),</text:p>
      <text:p text:style-name="P1"><text:tab/>foreign key (did) references doctor(did)</text:p>
      <text:p text:style-name="P1">);</text:p>
      <text:p text:style-name="P1"/>
      <text:p text:style-name="P2">-- create visit</text:p>
      <text:p text:style-name="P1">create table visit(</text:p>
      <text:p text:style-name="P1"><text:tab/>pid varchar(5<text:span text:style-name="T1">0</text:span>) not null,</text:p>
      <text:p text:style-name="P1"><text:tab/>visit_id varchar(5<text:span text:style-name="T1">0</text:span>) not null unique,</text:p>
      <text:p text:style-name="P1"><text:tab/>symptom varchar(200),</text:p>
      <text:p text:style-name="P1"><text:tab/>visit_date Date,</text:p>
      <text:p text:style-name="P1"><text:tab/>primary key(visit_id),</text:p>
      <text:p text:style-name="P1"><text:tab/>foreign key (pid) references patient(pid)</text:p>
      <text:p text:style-name="P1">);</text:p>
      <text:p text:style-name="P1"/>
      <text:p text:style-name="P2">-- create feedback</text:p>
      <text:p text:style-name="P1"><text:soft-page-break/>create table feedback(</text:p>
      <text:p text:style-name="P1"><text:tab/>visit_id varchar(5<text:span text:style-name="T1">0</text:span>) not null,</text:p>
      <text:p text:style-name="P1"><text:tab/>attitude varchar(200),</text:p>
      <text:p text:style-name="P1"><text:tab/>equiment varchar(200),</text:p>
      <text:p text:style-name="P1"><text:tab/>test_time varchar(200),</text:p>
      <text:p text:style-name="P1"><text:tab/>price varchar(200),</text:p>
      <text:p text:style-name="P1"><text:tab/>other varchar(200),</text:p>
      <text:p text:style-name="P1"><text:tab/>primary key(visit_id),</text:p>
      <text:p text:style-name="P1"><text:tab/>foreign key (visit_id) references visit(visit_id)</text:p>
      <text:p text:style-name="P1">);</text:p>
      <text:p text:style-name="P1"/>
      <text:p text:style-name="P2">--create bill</text:p>
      <text:p text:style-name="P1">create table bill(</text:p>
      <text:p text:style-name="P1"><text:tab/>visit_id varchar(5<text:span text:style-name="T1">0</text:span>) not null,</text:p>
      <text:p text:style-name="P1"><text:tab/>total_cost int, </text:p>
      <text:p text:style-name="P1"><text:tab/>discount int <text:span text:style-name="T3">default 0</text:span>, </text:p>
      <text:p text:style-name="P1"><text:tab/>loan int,</text:p>
      <text:p text:style-name="P1"><text:tab/><text:span text:style-name="T4">service_</text:span><text:span text:style-name="T5">fee</text:span><text:span text:style-name="T4"> int,</text:span></text:p>
      <text:p text:style-name="P1"><text:tab/><text:span text:style-name="T4">drug_fee int,</text:span></text:p>
      <text:p text:style-name="P1"><text:tab/>primary key (visit_id),</text:p>
      <text:p text:style-name="P1"><text:tab/>foreign key (visit_id) references visit(visit_id)</text:p>
      <text:p text:style-name="P1">);</text:p>
      <text:p text:style-name="P1"/>
      <text:p text:style-name="P2">--create final form</text:p>
      <text:p text:style-name="P1">create table final_form(</text:p>
      <text:p text:style-name="P1"><text:tab/>did varchar(5<text:span text:style-name="T1">0</text:span>) not null,</text:p>
      <text:p text:style-name="P1"><text:tab/>visit_id varchar(5<text:span text:style-name="T1">0</text:span>) not null,</text:p>
      <text:p text:style-name="P1"><text:tab/>final_result varchar(200),</text:p>
      <text:p text:style-name="P1"><text:tab/>final_diagnosis varchar(200),</text:p>
      <text:p text:style-name="P1"><text:tab/>final_drug varchar(200),</text:p>
      <text:p text:style-name="P1"><text:tab/>advice varchar(200),</text:p>
      <text:p text:style-name="P1"><text:tab/>constraint pk_form primary key (did, visit_id),</text:p>
      <text:p text:style-name="P1"><text:tab/>foreign key (did) references doctor(did),</text:p>
      <text:p text:style-name="P1"><text:tab/>foreign key (visit_id) references visit(visit_id)</text:p>
      <text:p text:style-name="P1">);</text:p>
      <text:p text:style-name="P1"/>
      <text:p text:style-name="P2">--create package</text:p>
      <text:p text:style-name="P1">create table package(</text:p>
      <text:p text:style-name="P1"><text:tab/>visit_id varchar(5<text:span text:style-name="T1">0</text:span>) not null,</text:p>
      <text:p text:style-name="P1"><text:tab/>pack_id varchar(5<text:span text:style-name="T1">0</text:span>) not null, </text:p>
      <text:p text:style-name="P1"><text:tab/>package_name varchar(<text:span text:style-name="T1">5</text:span>0),</text:p>
      <text:p text:style-name="P1"><text:tab/>constraint pk_package primary key (visit_id, pack_id),</text:p>
      <text:p text:style-name="P1"><text:tab/>foreign key (visit_id) references visit(visit_id)</text:p>
      <text:p text:style-name="P1">);</text:p>
      <text:p text:style-name="P1"/>
      <text:p text:style-name="P2">--create service</text:p>
      <text:p text:style-name="P1">create table service(</text:p>
      <text:p text:style-name="P1"><text:tab/>visit_id varchar(5<text:span text:style-name="T1">0</text:span>) not null,</text:p>
      <text:p text:style-name="P1"><text:tab/>pack_id varchar(5<text:span text:style-name="T1">0</text:span>) not null,</text:p>
      <text:p text:style-name="P1"><text:tab/>service_id varchar(5<text:span text:style-name="T1">0</text:span>) not null,</text:p>
      <text:p text:style-name="P1"><text:tab/>service_name varchar(<text:span text:style-name="T1">5</text:span>0),</text:p>
      <text:p text:style-name="P1"><text:tab/>price int,</text:p>
      <text:p text:style-name="P1"><text:soft-page-break/><text:tab/>constraint pk_service primary key (visit_id, pack_id, service_id),</text:p>
      <text:p text:style-name="P1"><text:tab/>foreign key (visit_id, pack_id) references package(visit_id, pack_id) </text:p>
      <text:p text:style-name="P1">);</text:p>
      <text:p text:style-name="P1"/>
      <text:p text:style-name="P2">--create drug</text:p>
      <text:p text:style-name="P1">create table drug(</text:p>
      <text:p text:style-name="P1"><text:tab/>did varchar(5<text:span text:style-name="T1">0</text:span>) not null,</text:p>
      <text:p text:style-name="P1"><text:tab/>visit_id varchar(5<text:span text:style-name="T1">0</text:span>) not null,</text:p>
      <text:p text:style-name="P1"><text:tab/>pack_id varchar(5<text:span text:style-name="T1">0</text:span>) not null,</text:p>
      <text:p text:style-name="P1"><text:tab/>service_id varchar(5<text:span text:style-name="T1">0</text:span>) not null,</text:p>
      <text:p text:style-name="P1"><text:tab/>drug_name varchar(70),</text:p>
      <text:p text:style-name="P1"><text:tab/>dose varchar(70),</text:p>
      <text:p text:style-name="P1"><text:tab/>price int,</text:p>
      <text:p text:style-name="P1"><text:tab/>constraint pk_drug primary key (did, visit_id, pack_id, service_id),</text:p>
      <text:p text:style-name="P1"><text:tab/>foreign key (did) references doctor(did),</text:p>
      <text:p text:style-name="P1"><text:tab/>foreign key (visit_id, pack_id, service_id) references service(visit_id, pack_id, service_id)</text:p>
      <text:p text:style-name="P1">);</text:p>
      <text:p text:style-name="P1"/>
      <text:p text:style-name="P2">--create test</text:p>
      <text:p text:style-name="P1">create table test(</text:p>
      <text:p text:style-name="P1"><text:tab/>did varchar(5<text:span text:style-name="T1">0</text:span>) not null,</text:p>
      <text:p text:style-name="P1"><text:tab/>visit_id varchar(5<text:span text:style-name="T1">0</text:span>) not null,</text:p>
      <text:p text:style-name="P1"><text:tab/>pack_id varchar(5<text:span text:style-name="T1">0</text:span>) not null,</text:p>
      <text:p text:style-name="P1"><text:tab/>service_id varchar(5<text:span text:style-name="T1">0</text:span>) not null,</text:p>
      <text:p text:style-name="P1"><text:tab/>test_result varchar(200),</text:p>
      <text:p text:style-name="P1"><text:tab/>diagnosis varchar(200),</text:p>
      <text:p text:style-name="P1"><text:tab/>constraint pk_test primary key (did, visit_id, pack_id, service_id),</text:p>
      <text:p text:style-name="P1"><text:tab/>foreign key (did) references doctor(did),</text:p>
      <text:p text:style-name="P1"><text:tab/>foreign key (visit_id, pack_id, service_id) references service(visit_id, pack_id, service_id)</text:p>
      <text:p text:style-name="P1"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0:30:54.267672938</meta:creation-date>
    <dc:date>2021-06-18T13:55:41.084055074</dc:date>
    <meta:editing-duration>PT16M2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123" meta:word-count="407" meta:character-count="3285" meta:non-whitespace-character-count="2911"/>
  </office:meta>
</office:document-meta>
</file>